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52472" officeooo:paragraph-rsid="002b4ae2"/>
    </style:style>
    <style:style style:name="P2" style:family="paragraph" style:parent-style-name="Heading_20_1" style:master-page-name="Right_20_Page">
      <style:paragraph-properties style:page-number="auto"/>
      <style:text-properties officeooo:rsid="002b4ae2" officeooo:paragraph-rsid="002b4ae2"/>
    </style:style>
    <style:style style:name="P3" style:family="paragraph" style:parent-style-name="Heading_20_2">
      <style:text-properties officeooo:paragraph-rsid="002b4ae2"/>
    </style:style>
    <style:style style:name="P4" style:family="paragraph" style:parent-style-name="Heading_20_3">
      <style:text-properties officeooo:paragraph-rsid="002b4ae2"/>
    </style:style>
    <style:style style:name="P5" style:family="paragraph" style:parent-style-name="Heading_20_3">
      <style:paragraph-properties fo:margin-top="0.199cm" fo:margin-bottom="0.199cm" loext:contextual-spacing="false"/>
      <style:text-properties officeooo:paragraph-rsid="002b4ae2"/>
    </style:style>
    <style:style style:name="P6" style:family="paragraph" style:parent-style-name="Heading_20_3">
      <style:paragraph-properties fo:margin-top="0.199cm" fo:margin-bottom="0.101cm" loext:contextual-spacing="false"/>
    </style:style>
    <style:style style:name="P7" style:family="paragraph" style:parent-style-name="Heading_20_3">
      <style:paragraph-properties fo:margin-top="0.199cm" fo:margin-bottom="0.101cm" loext:contextual-spacing="false"/>
      <style:text-properties officeooo:paragraph-rsid="002b4ae2"/>
    </style:style>
    <style:style style:name="T1" style:family="text">
      <style:text-properties officeooo:rsid="002b4ae2"/>
    </style:style>
    <style:style style:name="T2" style:family="text">
      <style:text-properties officeooo:rsid="0035b745"/>
    </style:style>
    <style:style style:name="T3" style:family="text">
      <style:text-properties officeooo:rsid="00379931"/>
    </style:style>
    <style:style style:name="T4" style:family="text">
      <style:text-properties officeooo:rsid="003a29ae"/>
    </style:style>
    <style:style style:name="T5" style:family="text">
      <style:text-properties officeooo:rsid="0037a997"/>
    </style:style>
    <style:style style:name="T6" style:family="text">
      <style:text-properties officeooo:rsid="0038740f"/>
    </style:style>
    <style:style style:name="T7" style:family="text">
      <style:text-properties officeooo:rsid="003a99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right</text:h>
      <text:p text:style-name="P3">(<text:span text:style-name="T1">Echosmith</text:span>)</text:p>
      <text:p text:style-name="P6">[INTRO]</text:p>
      <text:p text:style-name="P1">G <text:span text:style-name="T1">G </text:span>C <text:span text:style-name="T1">G (x4)</text:span></text:p>
      <text:p text:style-name="P7">[VERSE 1]</text:p>
      <text:p text:style-name="P1">G <text:s text:c="29"/></text:p>
      <text:p text:style-name="P1">I think the universe is on my side</text:p>
      <text:p text:style-name="P1">Em <text:s text:c="36"/>C <text:s text:c="12"/><text:span text:style-name="T2">D7</text:span></text:p>
      <text:p text:style-name="P1">Heaven and Earth have finally aligned, Days are good </text:p>
      <text:p text:style-name="P1"><text:s text:c="29"/>G <text:s text:c="2"/>C <text:s text:c="2"/><text:span text:style-name="T3">G</text:span> <text:s text:c="2"/><text:span text:style-name="T4">C</text:span></text:p>
      <text:p text:style-name="P1">and thats they way it should be</text:p>
      <text:p text:style-name="P1">G <text:s text:c="26"/><text:span text:style-name="T4">Em</text:span> <text:s text:c="13"/></text:p>
      <text:p text:style-name="P1">You sprinkle stardust on my pillow case</text:p>
      <text:p text:style-name="P1"><text:span text:style-name="T4">G</text:span> <text:s text:c="28"/><text:span text:style-name="T4">Em</text:span></text:p>
      <text:p text:style-name="P1">It's like a moon<text:span text:style-name="T3">beam</text:span> brushed across my face</text:p>
      <text:p text:style-name="P1">C <text:s text:c="15"/><text:span text:style-name="T2">D7</text:span></text:p>
      <text:p text:style-name="P1">Nights are good </text:p>
      <text:p text:style-name="P1"><text:s text:c="28"/>G <text:s text:c="2"/>C <text:s text:c="2"/><text:span text:style-name="T3">G <text:s text:c="2"/>C</text:span></text:p>
      <text:p text:style-name="P1">and thats the way it should be</text:p>
      <text:p text:style-name="P7">[CHORUS]</text:p>
      <text:p text:style-name="P1"><text:span text:style-name="T3">G</text:span> <text:s text:c="15"/>Em <text:s text:c="10"/>C <text:s text:c="3"/></text:p>
      <text:p text:style-name="P1">You make me sing ooohhh la la laaa</text:p>
      <text:p text:style-name="P1"><text:s text:c="19"/>Em <text:s text:c="16"/>C <text:s text:c="4"/>D<text:span text:style-name="T5">7</text:span></text:p>
      <text:p text:style-name="P1">You make a girl go oohhh oohhh I'm in love, love</text:p>
      <text:p text:style-name="P1">C <text:s text:c="6"/><text:span text:style-name="T4">G</text:span> <text:s text:c="16"/>Em <text:s text:c="4"/><text:span text:style-name="T6">D</text:span></text:p>
      <text:p text:style-name="P1">Did you see that shooting star tonight?</text:p>
      <text:p text:style-name="P1"><text:span text:style-name="T5">C</text:span> <text:s text:c="7"/><text:span text:style-name="T4">G </text:span><text:s text:c="13"/><text:span text:style-name="T4">Em</text:span> <text:s text:c="9"/><text:span text:style-name="T6">D7</text:span></text:p>
      <text:p text:style-name="P1">Were you dazzled by the same constellation?</text:p>
      <text:p text:style-name="P1">C <text:s text:c="10"/>G <text:s text:c="9"/>Em <text:s text:c="6"/><text:span text:style-name="T5">G</text:span></text:p>
      <text:p text:style-name="P1">Did you and Jupiter conspire to get me?</text:p>
      <text:p text:style-name="P1"><text:s text:c="8"/><text:span text:style-name="T4">C</text:span> <text:s text:c="19"/><text:span text:style-name="T4">G <text:s text:c="13"/></text:span>Em </text:p>
      <text:p text:style-name="P1">I think you and the Moon and Neptune got it right, </text:p>
      <text:p text:style-name="P1"><text:s text:c="7"/><text:span text:style-name="T1">D7</text:span> <text:s text:c="13"/><text:span text:style-name="T5">G</text:span> <text:s text:c="9"/>Em</text:p>
      <text:p text:style-name="P1">'Cause now I'm shining bright, so bright</text:p>
      <text:p text:style-name="P1">G <text:s text:c="9"/>Em </text:p>
      <text:p text:style-name="P1">Bright, so bright</text:p>
      <text:p text:style-name="P4"><text:soft-page-break/>[VERSE 2]</text:p>
      <text:p text:style-name="P1">G <text:s text:c="20"/><text:span text:style-name="T4">Em</text:span> <text:s text:c="14"/></text:p>
      <text:p text:style-name="P1">And I see colors in a different way</text:p>
      <text:p text:style-name="P1"><text:span text:style-name="T4">G</text:span> <text:s text:c="27"/><text:span text:style-name="T4">Em</text:span></text:p>
      <text:p text:style-name="P1">You make what doesn't matter fade to grey</text:p>
      <text:p text:style-name="P1">C <text:s text:c="12"/><text:span text:style-name="T5">D7</text:span></text:p>
      <text:p text:style-name="P1">Life is good</text:p>
      <text:p text:style-name="P1"><text:s text:c="29"/><text:span text:style-name="T5">G <text:s text:c="2"/>C <text:s text:c="2"/>G <text:s text:c="2"/>C</text:span></text:p>
      <text:p text:style-name="P1">and that's the way it should be</text:p>
      <text:p text:style-name="P4">[CHORUS]</text:p>
      <text:p text:style-name="P1"><text:span text:style-name="T3">G</text:span> <text:s text:c="15"/>Em <text:s text:c="10"/>C <text:s text:c="3"/></text:p>
      <text:p text:style-name="P1">You make me sing ooohhh la la laaa</text:p>
      <text:p text:style-name="P1"><text:s text:c="19"/>Em <text:s text:c="17"/>C <text:s text:c="4"/>D<text:span text:style-name="T5">7</text:span></text:p>
      <text:p text:style-name="P1">You make a girl go oohhh oohhh, I'm in love, love</text:p>
      <text:p text:style-name="P1">C <text:s text:c="6"/>G <text:s text:c="16"/>Em <text:s text:c="4"/><text:span text:style-name="T6">D</text:span></text:p>
      <text:p text:style-name="P1">Did you see that shooting star tonight?</text:p>
      <text:p text:style-name="P1"><text:span text:style-name="T5">C</text:span> <text:s text:c="7"/>G <text:s text:c="13"/>Em <text:s text:c="9"/><text:span text:style-name="T6">D7</text:span></text:p>
      <text:p text:style-name="P1">Were you dazzled by the same constellation?</text:p>
      <text:p text:style-name="P1">C <text:s text:c="10"/>G <text:s text:c="9"/>Em <text:s text:c="6"/><text:span text:style-name="T5">G</text:span></text:p>
      <text:p text:style-name="P1">Did you and Jupiter conspire to get me?</text:p>
      <text:p text:style-name="P1"><text:s text:c="8"/><text:span text:style-name="T4">C</text:span> <text:s text:c="19"/><text:span text:style-name="T4">G <text:s text:c="13"/></text:span>Em </text:p>
      <text:p text:style-name="P1">I think you and the Moon and Neptune got it right, </text:p>
      <text:p text:style-name="P1"><text:s text:c="7"/><text:span text:style-name="T1">D7</text:span> <text:s text:c="13"/><text:span text:style-name="T5">G</text:span> <text:s text:c="9"/>Em</text:p>
      <text:p text:style-name="P1">'Cause now I'm shining bright, so bright</text:p>
      <text:p text:style-name="P1">G <text:s text:c="9"/>Em <text:s text:c="5"/><text:span text:style-name="T6"><text:s text:c="10"/>G <text:s text:c="11"/>Em</text:span></text:p>
      <text:p text:style-name="P1">Bright, so bright, And I get lost in your eyes</text:p>
      <text:p text:style-name="P5">[<text:span text:style-name="T6">OUTRO</text:span>]</text:p>
      <text:p text:style-name="P1">C <text:s text:c="6"/>G <text:s text:c="16"/>Em <text:s text:c="4"/><text:span text:style-name="T6">D</text:span></text:p>
      <text:p text:style-name="P1">Did you see that shooting star tonight?</text:p>
      <text:p text:style-name="P1"><text:span text:style-name="T5">C</text:span> <text:s text:c="7"/>G <text:s text:c="13"/>Em <text:s text:c="9"/><text:span text:style-name="T6">D7</text:span></text:p>
      <text:p text:style-name="P1">Were you dazzled by the same constellation?</text:p>
      <text:p text:style-name="P1">C <text:s text:c="10"/>G <text:s text:c="9"/>Em <text:s text:c="6"/><text:span text:style-name="T5">G</text:span></text:p>
      <text:p text:style-name="P1">Did you and Jupiter conspire to get me?</text:p>
      <text:p text:style-name="P1">C <text:s text:c="27"/><text:span text:style-name="T7">G <text:s text:c="13"/></text:span>Em</text:p>
      <text:p text:style-name="P1">I think you and the Moon and Neptune got it right</text:p>
      <text:p text:style-name="P1">C <text:s text:c="27"/><text:span text:style-name="T7">G</text:span> <text:s text:c="13"/><text:span text:style-name="T7">Em</text:span></text:p>
      <text:p text:style-name="P1">I think you and the Moon and Neptune got it right</text:p>
      <text:p text:style-name="P1"><text:soft-page-break/>C <text:s text:c="27"/>Em <text:s text:c="12"/><text:span text:style-name="T7">D</text:span></text:p>
      <text:p text:style-name="P1">I think you and the Moon and Neptune got it right</text:p>
      <text:p text:style-name="P1"><text:s text:c="7"/><text:span text:style-name="T1">D7</text:span> <text:s text:c="13"/><text:span text:style-name="T5">G</text:span> <text:s text:c="9"/>Em</text:p>
      <text:p text:style-name="P1">'Cause now I'm shining bright, so bright</text:p>
      <text:p text:style-name="P1">G <text:s text:c="9"/>Em <text:s text:c="5"/>G <text:s text:c="14"/>Em</text:p>
      <text:p text:style-name="P1">Bright, so bright, Bright, so bright</text:p>
      <text:p text:style-name="P1"><text:s text:c="10"/>G <text:s text:c="11"/>Em <text:s/><text:span text:style-name="T6"><text:s/></text:span><text:s/>G</text:p>
      <text:p text:style-name="P1">And I get lost in your ey-es ton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9S</meta:editing-duration>
    <meta:editing-cycles>32</meta:editing-cycles>
    <meta:generator>LibreOffice/5.2.7.2$Linux_X86_64 LibreOffice_project/20m0$Build-2</meta:generator>
    <dc:title>Lyrics + Chords</dc:title>
    <dc:date>2018-02-03T10:23:51.741977603</dc:date>
    <meta:print-date>2017-04-03T12:23:29.985893000</meta:print-date>
    <meta:document-statistic meta:table-count="0" meta:image-count="0" meta:object-count="0" meta:page-count="3" meta:paragraph-count="81" meta:word-count="410" meta:character-count="2809" meta:non-whitespace-character-count="137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